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cm" svg:stroke-color="#2a6099" draw:marker-start-width="0.27cm" draw:marker-end-width="0.27cm" draw:fill="solid" draw:fill-color="#f8f8f8" draw:textarea-horizontal-align="center" draw:auto-grow-height="true" draw:auto-grow-width="true" fo:min-height="0.839cm" fo:min-width="2.178cm" fo:padding-top="0.095cm" fo:padding-bottom="0.095cm" fo:padding-left="0.22cm" fo:padding-right="0.22cm"/>
      <style:paragraph-properties style:writing-mode="lr-tb"/>
    </style:style>
    <style:style style:name="gr2" style:family="graphic" style:parent-style-name="standard">
      <style:graphic-properties draw:stroke="solid" svg:stroke-width="0.04cm" draw:marker-start-width="0.26cm" draw:marker-end-width="0.26cm" draw:fill="solid" draw:fill-color="#f8f8f8" draw:textarea-horizontal-align="justify" draw:textarea-vertical-align="middle" draw:auto-grow-height="false" fo:min-height="2.56cm" fo:min-width="5.705cm" fo:padding-top="0.095cm" fo:padding-bottom="0.095cm" fo:padding-left="0.22cm" fo:padding-right="0.22cm"/>
    </style:style>
    <style:style style:name="gr3" style:family="graphic" style:parent-style-name="standard">
      <style:graphic-properties draw:stroke="solid" svg:stroke-width="0.01cm" svg:stroke-color="#2a6099" draw:marker-start-width="0.22cm" draw:marker-end-width="0.22cm" draw:textarea-horizontal-align="justify" draw:textarea-vertical-align="middle" draw:auto-grow-height="false" fo:min-height="1.09cm" fo:min-width="5.498cm" fo:padding-top="0.08cm" fo:padding-bottom="0.08cm" fo:padding-left="0.205cm" fo:padding-right="0.205cm"/>
      <style:paragraph-properties style:writing-mode="lr-tb"/>
    </style:style>
    <style:style style:name="gr4" style:family="graphic" style:parent-style-name="standard">
      <style:graphic-properties draw:stroke="solid" svg:stroke-width="0.01cm" svg:stroke-color="#2a6099" draw:marker-start-width="0.22cm" draw:marker-end-width="0.22cm" draw:textarea-horizontal-align="justify" draw:textarea-vertical-align="middle" draw:auto-grow-height="false" fo:min-height="0.44cm" fo:min-width="5.398cm" fo:padding-top="0.08cm" fo:padding-bottom="0.08cm" fo:padding-left="0.205cm" fo:padding-right="0.205cm"/>
      <style:paragraph-properties style:writing-mode="lr-tb"/>
    </style:style>
    <style:style style:name="gr5" style:family="graphic" style:parent-style-name="standard">
      <style:graphic-properties draw:stroke="solid" svg:stroke-width="0.04cm" svg:stroke-color="#2a6099" draw:marker-start-width="0.27cm" draw:marker-end-width="0.27cm" draw:fill="solid" draw:fill-color="#f8f8f8" draw:textarea-horizontal-align="center" draw:auto-grow-height="true" draw:auto-grow-width="true" fo:min-height="0.839cm" fo:min-width="1.936cm" fo:padding-top="0.095cm" fo:padding-bottom="0.095cm" fo:padding-left="0.22cm" fo:padding-right="0.22cm"/>
      <style:paragraph-properties style:writing-mode="lr-tb"/>
    </style:style>
    <style:style style:name="gr6" style:family="graphic" style:parent-style-name="objectwithoutfill">
      <style:graphic-properties svg:stroke-width="0.01cm" draw:marker-start-width="0.22cm" draw:marker-end-width="0.22cm" draw:fill="none" fo:padding-top="0.055cm" fo:padding-bottom="0.055cm" fo:padding-left="0.18cm" fo:padding-right="0.18cm"/>
    </style:style>
    <style:style style:name="gr7" style:family="graphic" style:parent-style-name="objectwithoutfill">
      <style:graphic-properties svg:stroke-width="0.02cm" draw:marker-start-width="0.24cm" draw:marker-end-width="0.24cm" draw:fill="none" fo:padding-top="0.06cm" fo:padding-bottom="0.06cm" fo:padding-left="0.185cm" fo:padding-right="0.185cm"/>
    </style:style>
    <style:style style:name="P1" style:family="paragraph">
      <loext:graphic-properties draw:fill="solid" draw:fill-color="#f8f8f8"/>
      <style:paragraph-properties style:writing-mode="lr-tb"/>
      <style:text-properties fo:font-size="10pt"/>
    </style:style>
    <style:style style:name="P2" style:family="paragraph">
      <loext:graphic-properties draw:fill="solid" draw:fill-color="#f8f8f8"/>
      <style:paragraph-properties fo:text-align="center"/>
    </style:style>
    <style:style style:name="P3" style:family="paragraph">
      <style:paragraph-properties fo:text-align="center" style:writing-mode="lr-tb"/>
      <style:text-properties fo:font-size="10pt" fo:background-color="transparent"/>
    </style:style>
    <style:style style:name="P4" style:family="paragraph">
      <style:paragraph-properties fo:text-align="center" style:writing-mode="lr-tb"/>
      <style:text-properties fo:font-size="10pt"/>
    </style:style>
    <style:style style:name="P5" style:family="paragraph">
      <loext:graphic-properties draw:fill="none"/>
    </style:style>
    <style:style style:name="T1" style:family="text">
      <style:text-properties fo:font-size="10pt"/>
    </style:style>
    <style:style style:name="T2" style:family="text">
      <style:text-properties fo:font-size="10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2.618cm" svg:height="1.029cm" svg:x="1.869cm" svg:y="0.049cm">
          <draw:text-box>
            <text:p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o</text:span><text:span text:style-name="T1"> </text:span><text:span text:style-name="T1">d</text:span><text:span text:style-name="T1">e</text:span><text:span text:style-name="T1"><text:line-break/></text:span><text:span text:style-name="T1">E</text:span><text:span text:style-name="T1">n</text:span><text:span text:style-name="T1">t</text:span><text:span text:style-name="T1">r</text:span><text:span text:style-name="T1">a</text:span><text:span text:style-name="T1">d</text:span><text:span text:style-name="T1">a</text:span></text:p>
          </draw:text-box>
        </draw:frame>
        <draw:custom-shape draw:style-name="gr2" draw:text-style-name="P2" xml:id="id4" draw:id="id4" draw:layer="layout" svg:width="6.145cm" svg:height="2.75cm" svg:x="0.103cm" svg:y="1.3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908cm" svg:height="1.25cm" svg:x="0.224cm" svg:y="1.498cm">
          <text:p text:style-name="P3"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l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a</text:span><text:span text:style-name="T2">m</text:span><text:span text:style-name="T2">e</text:span><text:span text:style-name="T2">n</text:span><text:span text:style-name="T2">t</text:span><text:span text:style-name="T2">o</text:span></text:p>
          <text:p text:style-name="P3"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d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e</text:span></text:p>
          <text:p text:style-name="P3"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e</text:span><text:span text:style-name="T2"> </text:span><text:span text:style-name="T2">l</text:span><text:span text:style-name="T2">ó</text:span><text:span text:style-name="T2">g</text:span><text:span text:style-name="T2">i</text:span><text:span text:style-name="T2">c</text:span><text:span text:style-name="T2">a</text:span><text:span text:style-name="T2">/</text:span><text:span text:style-name="T2">a</text:span><text:span text:style-name="T2">r</text:span><text:span text:style-name="T2">i</text:span><text:span text:style-name="T2">t</text:span><text:span text:style-name="T2">m</text:span><text:span text:style-name="T2">é</text:span><text:span text:style-name="T2">t</text:span><text:span text:style-name="T2">i</text:span><text:span text:style-name="T2">c</text:span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5.808cm" svg:height="0.6cm" svg:x="0.274cm" svg:y="3.323cm">
          <text:p text:style-name="P4"><text:span text:style-name="T1">Unidade de Memória</text:span></text:p>
          <draw:enhanced-geometry svg:viewBox="0 0 21600 21600" draw:type="rectangle" draw:enhanced-path="M 0 0 L 21600 0 21600 21600 0 21600 0 0 Z N"/>
        </draw:custom-shape>
        <draw:frame draw:style-name="gr5" draw:text-style-name="P1" xml:id="id5" draw:id="id5" draw:layer="layout" svg:width="2.618cm" svg:height="1.029cm" svg:x="1.869cm" svg:y="4.409cm">
          <draw:text-box>
            <text:p><text:span text:style-name="T1">Dispositivo de</text:span><text:span text:style-name="T1"><text:line-break/></text:span><text:span text:style-name="T1">Saída</text:span></text:p>
          </draw:text-box>
        </draw:frame>
        <draw:connector draw:style-name="gr6" draw:text-style-name="P5" draw:layer="layout" draw:type="line" svg:x1="3.178cm" svg:y1="2.748cm" svg:x2="3.178cm" svg:y2="3.323cm" draw:start-shape="id1" draw:start-glue-point="2" draw:end-shape="id2" draw:end-glue-point="0" svg:d="M3178 2748v575" svg:viewBox="0 0 1 576">
          <text:p/>
        </draw:connector>
        <draw:connector draw:style-name="gr7" draw:text-style-name="P5" draw:layer="layout" draw:type="line" svg:x1="3.178cm" svg:y1="1.078cm" svg:x2="3.175cm" svg:y2="1.348cm" draw:start-shape="id3" draw:start-glue-point="2" draw:end-shape="id4" draw:end-glue-point="0" svg:d="M3178 1078l-3 270" svg:viewBox="0 0 4 271">
          <text:p/>
        </draw:connector>
        <draw:connector draw:style-name="gr7" draw:text-style-name="P5" draw:layer="layout" draw:type="line" svg:x1="3.178cm" svg:y1="4.409cm" svg:x2="3.175cm" svg:y2="4.098cm" draw:start-shape="id5" draw:start-glue-point="0" draw:end-shape="id4" draw:end-glue-point="2" svg:d="M3178 4409l-3-311" svg:viewBox="0 0 4 31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adornments="Roman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5cm" svg:stroke-color="#3465a4" draw:marker-start-width="0.43cm" draw:marker-start-center="false" draw:marker-end-width="0.43cm" draw:marker-end-center="false" svg:stroke-linecap="round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" fo:font-family="'CMU Serif'" style:font-style-name="Roman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2cm" draw:marker-start-width="0.51cm" draw:marker-end-width="0.51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35cm" fo:page-height="5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2T12:54:54.592777559</meta:creation-date>
    <dc:date>2024-12-11T13:33:17.363721227</dc:date>
    <meta:editing-duration>PT41M8S</meta:editing-duration>
    <meta:editing-cycles>8</meta:editing-cycles>
    <meta:generator>LibreOffice/7.3.7.2$Linux_X86_64 LibreOffice_project/30$Build-2</meta:generator>
    <meta:document-statistic meta:object-count="8"/>
  </office:meta>
</office:document-meta>
</file>